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4447"/>
    </style:style>
    <style:style style:name="P2" style:family="paragraph" style:parent-style-name="Standard">
      <style:text-properties officeooo:paragraph-rsid="0016b90b"/>
    </style:style>
    <style:style style:name="P3" style:family="paragraph" style:parent-style-name="Standard">
      <style:text-properties officeooo:paragraph-rsid="001815db"/>
    </style:style>
    <style:style style:name="P4" style:family="paragraph" style:parent-style-name="Standard">
      <style:text-properties officeooo:paragraph-rsid="001a104e"/>
    </style:style>
    <style:style style:name="P5" style:family="paragraph" style:parent-style-name="Standard">
      <style:text-properties officeooo:paragraph-rsid="001d458d"/>
    </style:style>
    <style:style style:name="P6" style:family="paragraph" style:parent-style-name="Standard">
      <style:text-properties officeooo:rsid="001d458d" officeooo:paragraph-rsid="001d458d"/>
    </style:style>
    <style:style style:name="P7" style:family="paragraph" style:parent-style-name="Standard">
      <style:text-properties officeooo:rsid="001a104e" officeooo:paragraph-rsid="001a104e"/>
    </style:style>
    <style:style style:name="P8" style:family="paragraph" style:parent-style-name="Standard">
      <style:text-properties officeooo:paragraph-rsid="00154447"/>
    </style:style>
    <style:style style:name="P9" style:family="paragraph" style:parent-style-name="Standard">
      <style:text-properties officeooo:paragraph-rsid="001f0285"/>
    </style:style>
    <style:style style:name="T1" style:family="text">
      <style:text-properties officeooo:rsid="0012945e"/>
    </style:style>
    <style:style style:name="T2" style:family="text">
      <style:text-properties officeooo:rsid="00147aba"/>
    </style:style>
    <style:style style:name="T3" style:family="text">
      <style:text-properties officeooo:rsid="00154447"/>
    </style:style>
    <style:style style:name="T4" style:family="text">
      <style:text-properties officeooo:rsid="0016b90b"/>
    </style:style>
    <style:style style:name="T5" style:family="text">
      <style:text-properties officeooo:rsid="0016d4a5"/>
    </style:style>
    <style:style style:name="T6" style:family="text">
      <style:text-properties fo:font-style="normal" style:text-underline-style="solid" style:text-underline-width="auto" style:text-underline-color="font-color" officeooo:rsid="0016d4a5" style:font-style-asian="normal" style:font-style-complex="normal"/>
    </style:style>
    <style:style style:name="T7" style:family="text">
      <style:text-properties fo:font-style="normal" style:text-underline-style="solid" style:text-underline-width="auto" style:text-underline-color="font-color" officeooo:rsid="001999bb" style:font-style-asian="normal" style:font-style-complex="normal"/>
    </style:style>
    <style:style style:name="T8" style:family="text">
      <style:text-properties style:text-underline-style="solid" style:text-underline-width="auto" style:text-underline-color="font-color" officeooo:rsid="00147aba"/>
    </style:style>
    <style:style style:name="T9" style:family="text">
      <style:text-properties officeooo:rsid="001815db"/>
    </style:style>
    <style:style style:name="T10" style:family="text">
      <style:text-properties officeooo:rsid="001999bb"/>
    </style:style>
    <style:style style:name="T11" style:family="text">
      <style:text-properties officeooo:rsid="001a104e"/>
    </style:style>
    <style:style style:name="T12" style:family="text">
      <style:text-properties officeooo:rsid="001b2b2b"/>
    </style:style>
    <style:style style:name="T13" style:family="text">
      <style:text-properties officeooo:rsid="001c76fa"/>
    </style:style>
    <style:style style:name="T14" style:family="text">
      <style:text-properties officeooo:rsid="001d458d"/>
    </style:style>
    <style:style style:name="T15" style:family="text">
      <style:text-properties officeooo:rsid="001df74e"/>
    </style:style>
    <style:style style:name="T16" style:family="text">
      <style:text-properties officeooo:rsid="001f02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9">T</text:span><text:span text:style-name="T1">his project </text:span><text:span text:style-name="T9">required to detect and track a set of objects in a video.</text:span></text:p>
      <text:p text:style-name="P3"><text:span text:style-name="T9">As first step,</text:span><text:span text:style-name="T1"> we loaded </text:span><text:span text:style-name="T9">the</text:span><text:span text:style-name="T1"> video </text:span><text:span text:style-name="T10">and we took</text:span><text:span text:style-name="T1"> the first frame to detect some planar objects of interest and, in order to do this, we used some reference images representing the desired objects.</text:span></text:p>
      <text:p text:style-name="P1"><text:span text:style-name="T1">Firstly, we found SIFT features from both reference images and frame,</text:span><text:span text:style-name="T3"> defined by keypoints coordinates and corresponding descriptor</text:span><text:span text:style-name="T10">s</text:span><text:span text:style-name="T3">. T</text:span><text:span text:style-name="T2">hen using a brute force matcher (implemented by the function </text:span><text:span text:style-name="T8">cv::BFMatcher</text:span><text:span text:style-name="T2"> in OpenCV), we identified corresponding features </text:span><text:span text:style-name="T3">matches resorting to the KNN method and we kept only good matches applying Lowe’s ratio test between the best two matches for each keypoint. </text:span></text:p>
      <text:p text:style-name="P1"/>
      <text:p text:style-name="P9"><text:span text:style-name="T16">The choice of the Lowe’s test threshold is relevant to get the minimum number of outliers during the optical flow estimation for an object, however, it is also necessary to have enough data points to maintain a good tracking.</text:span></text:p>
      <text:p text:style-name="P1"/>
      <text:p text:style-name="P2"><text:span text:style-name="T4">We concluded the detection process drawing a bounding box around each detected object in the frame. For this reason, we used good matches coordinates to compute the homography matrix </text:span><text:span text:style-name="T5">(using the function </text:span><text:span text:style-name="T6">cv::findhomography</text:span><text:span text:style-name="T7">()</text:span><text:span text:style-name="T5">) </text:span><text:span text:style-name="T4">of objects of interest so that it was possible to find their corresponding corners in the frame, and use them to </text:span><text:span text:style-name="T5">outline the bounding boxes.</text:span></text:p>
      <text:p text:style-name="P3"><text:span text:style-name="T9">To make the perspective </text:span>transformation <text:span text:style-name="T9">more robust, we used the RANSAC method to discard the outliers and, a mask indexing their positions, provided by the used function, allowed preserving only inliers. </text:span></text:p>
      <text:p text:style-name="P3"/>
      <text:p text:style-name="P7">At this point we started the tracking process on the objects of interest and we performed it for all subsequent frames of the video. </text:p>
      <text:p text:style-name="P4"><text:span text:style-name="T11">We tracked the found inliers using the LK algorithm which is implemented by the fu</text:span><text:span text:style-name="T12">n</text:span><text:span text:style-name="T11">ction cv::calcOpticalFlowPyrLK().</text:span></text:p>
      <text:p text:style-name="P5"><text:span text:style-name="T12">Given two subsequent frames </text:span><text:span text:style-name="T13">and the matched features points from the first image, </text:span><text:span text:style-name="T12">the algorithm finds the</text:span><text:span text:style-name="T13">ir</text:span><text:span text:style-name="T12"> position in the second image. </text:span><text:span text:style-name="T14">Moreover, the LK algorithm return a status vector that allowed us to discard all the features whose optical flow has not been found.</text:span></text:p>
      <text:p text:style-name="P6"/>
      <text:p text:style-name="P5"><text:span text:style-name="T14">To conclude the project we updated the bounding boxes, at each step, computing an homography </text:span><text:span text:style-name="T15">from subsequent frames </text:span><text:span text:style-name="T14">to estimate the rota</text:span><text:span text:style-name="T15">tion and translation of the object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6:52:20.964576764</meta:creation-date>
    <dc:date>2021-05-18T15:12:30.897833975</dc:date>
    <meta:editing-duration>PT24M51S</meta:editing-duration>
    <meta:editing-cycles>2</meta:editing-cycles>
    <meta:generator>LibreOffice/6.4.7.2$Linux_X86_64 LibreOffice_project/40$Build-2</meta:generator>
    <meta:document-statistic meta:table-count="0" meta:image-count="0" meta:object-count="0" meta:page-count="1" meta:paragraph-count="10" meta:word-count="348" meta:character-count="2150" meta:non-whitespace-character-count="1808"/>
  </office:meta>
</office:document-meta>
</file>